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2.33cm"/>
    </style:style>
    <style:style style:name="gr2" style:family="graphic" style:parent-style-name="standard">
      <style:graphic-properties draw:textarea-horizontal-align="justify" draw:textarea-vertical-align="middle" draw:auto-grow-height="false" fo:min-height="1.942cm" fo:min-width="1.9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3.4cm" svg:x="-6.5cm" svg:y="9.8cm">
          <text:p text:style-name="P1">OpenSesame</text:p>
          <text:p text:style-name="P1">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1cm" svg:x="8.1cm" svg:y="8.5cm">
          <text:p text:style-name="P1">Present</text:p>
          <text:p text:style-name="P1">Stimul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1cm" svg:x="8.1cm" svg:y="12.4cm">
          <text:p text:style-name="P1">Collect</text:p>
          <text:p text:style-name="P1">Respon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1cm" svg:x="4.174cm" svg:y="10.242cm">
          <text:p text:style-name="P1">Trial as</text:p>
          <text:p text:style-name="P1">sequ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1T06:22:47.334348411</meta:creation-date>
    <dc:date>2019-11-01T07:04:42.950870676</dc:date>
    <meta:editing-duration>PT31M44S</meta:editing-duration>
    <meta:editing-cycles>4</meta:editing-cycles>
    <meta:generator>LibreOffice/6.3.2.2$Linux_X86_64 LibreOffice_project/30$Build-2</meta:generator>
    <meta:document-statistic meta:object-count="4"/>
  </office:meta>
</office:document-meta>
</file>